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di Assassin 3 Heroes List</text:p>
      <text:p text:style-name="Standard"/>
      <text:p text:style-name="Standard">Ahsoka Tano – The Immortal Jedi Knight, The Jedi Assassin, the star of the show, The Rebel Queen, has been brought back from the dead with the drug known as Lazarus and has been given super powers that make them faster, stronger and smarter than all her allies and enemies. <text:s/>She has been tasked with saving the entire galaxy from the clutches of evil, she has not aged due to her immortality (bears the look from the REBELS TV show) and has two new weapons, she is armed with two lightsabers, a combat knife, a wrist knife, a pistol and her powers. <text:s/>She is the leader or Phoenix squadron and former gladiator. <text:s/>(voiced by Ashley Eckstien)</text:p>
      <text:p text:style-name="Standard"/>
      <text:p text:style-name="Standard">Renner Landow – the Rylothian commader of the rebel army, he fought under Spartacus and survived the final battle against Marcus Crassus. <text:s/>Due to his reckless attitude he has always been a roundy individual who has the dirtiest mouth in the entire army. <text:s/>He is armed with an Assualt rifle, a combat knife, two pistols, grenades and he always has weed on him. <text:s/>He is one of the members of the new rebel big three. <text:s/>(voiced by </text:p>
      <text:p text:style-name="Standard"/>
      <text:p text:style-name="Standard">Troy Kalmowicz – The third member of the rebel big three, he is another stoner who is a master tactician and financial wiz. <text:s/>He is always coming up with new plans for the rebel army and he also survived the battle against Crassus. <text:s/>Kalmowicz fought under Spartacus and he is armed with a shotgun, two pistols, he has pieces of trooper armor on his body from the soldiers he has killed, he has marks on his gauntlets counting how many troopers he has killed. <text:s/>(Voiced by Michael Kalmowicz)</text:p>
      <text:p text:style-name="Standard"/>
      <text:p text:style-name="Standard">Kanan Jarris – a rebel Jedi who is the leader of Ghost Squadron, he is the ideal hero in many ways yet he has difficulty dealing with the stoney members of Phoenix Squad, as they are stubborn as well as tough. <text:s/>He is always looking to facilitate the rebel army and struggles with some of the same issues Tano suffers from during the time of war. <text:s/>He is armed with a lightsaber and a pistol, though he seems to be level headed all the time he has his own skeletons that even he has trouble mentioning. <text:s/></text:p>
      <text:p text:style-name="Standard"/>
      <text:p text:style-name="Standard">Hera Syndulla – a Rylothian woman who is a master of arial combat and skilled sharpshooter, she has a checkered past that seems to come up when ever the rebels are looking to find new allies. <text:s/>She is in a relationship with Kanan Jarris and she wants nothing more than to fight the Imperial army with him by her side. <text:s/>She is armed with a sniper rifle, a pistol, claymore mines and she has recon droids to survay lands before they allow the army to enter the battlefield. <text:s/></text:p>
      <text:p text:style-name="Standard"/>
      <text:p text:style-name="Standard">Ezra Bridger – a kid no more than 15 years old, he was given an opportunity to fight the imperial army and has never looked back. <text:s/>He is training to be a Jedi and is always reckless and wishes to be just as strong as the other two Jedi in the rebellion. <text:s/>He is armed with a smaller lightsaber with a pistol attachment, he has a slingshot and he is always quick to run into a fight even if his enemies are tougher than he is. <text:s/>He is an impressionable youth who wants to be the next Spartacus, and trys to do the things he was able to do even if it is not possible. <text:s/></text:p>
      <text:p text:style-name="Standard"/>
      <text:p text:style-name="Standard">Sabine Wren - </text:p>
      <text:p text:style-name="Standard"/>
      <text:p text:style-name="Standard">Zeb Orrelio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5T14:16:20</meta:creation-date>
    <dc:date>2015-08-12T10:27:23</dc:date>
    <meta:editing-duration>P1DT9H16M19S</meta:editing-duration>
    <meta:editing-cycles>3</meta:editing-cycles>
    <meta:generator>OpenOffice.org/3.4.1$Unix OpenOffice.org_project/341m1$Build-9593</meta:generator>
    <meta:document-statistic meta:table-count="0" meta:image-count="0" meta:object-count="0" meta:page-count="1" meta:paragraph-count="9" meta:word-count="591" meta:character-count="3146"/>
  </office:meta>
</office:document-meta>
</file>